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1.245cm" fo:margin-right="0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Introduction</text:h>
      <text:p text:style-name="Text_20_body">L'objectif de l'architecture du projet est de s'assurer que le modèle de donné puisse est séparé du reste. Un des premier but est de pouvoir faire de l'intégration et des test dans un projet c# natif. La partie contrôleur devrait également être en c# natif.</text:p>
      <text:p text:style-name="Text_20_body"/>
      <text:p text:style-name="Text_20_body">Le client étant sous Unity, la partie vue sera codé en unity.</text:p>
      <text:h text:style-name="Heading_20_2" text:outline-level="2">Le modele de donnée</text:h>
      <text:p text:style-name="Text_20_body">Les données sont contenue dans le modèle. Le modèle est responsable de s'assurer de l'intégritée des données. Enfin, le modele permet de charger et sauvegarder les données. Le modèle est suffisant pour comprendre l'état d'une partie a un moment T.</text:p>
      <text:p text:style-name="Text_20_body"/>
      <text:p text:style-name="Text_20_body">Le projet du modèle est sous visual studio en c# .net 2,0.</text:p>
      <text:p text:style-name="Text_20_body"/>
      <text:p text:style-name="Text_20_body">Le DataManager : </text:p>
      <text:p text:style-name="P1">Le DataManager est la pièce angulaire du modèle. C'est lui qui permet de récuperer les objets existants dans le modèle. </text:p>
      <text:h text:style-name="Heading_20_2" text:outline-level="2">Les contrôleurs</text:h>
      <text:p text:style-name="Text_20_body">Le contrôleur permet de gérer les actions de l'utilisateur. Le code contrôleur instancie des vues et surveilles certains événements. C'est le contrôleur qui connait la mécanique du jeu et demande les modifications du modèle.</text:p>
      <text:h text:style-name="Heading_20_2" text:outline-level="2">Les vues</text:h>
      <text:p text:style-name="Text_20_body">Les vues sont responsables de l'affichage d'informations d'éléments du modèle. </text:p>
      <text:p text:style-name="Text_20_body">De plus, les vues sont les parties du clients qui permettent de capter les intéractions de l'utilisateur. Le contrôleur écoutera ces intéractions pour prendre ses décis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7M51S</meta:editing-duration>
    <meta:editing-cycles>4</meta:editing-cycles>
    <meta:generator>OpenOffice/4.1.3$Win32 OpenOffice.org_project/413m1$Build-9783</meta:generator>
    <dc:date>2017-03-15T22:00:19.67</dc:date>
    <meta:document-statistic meta:table-count="0" meta:image-count="0" meta:object-count="0" meta:page-count="1" meta:paragraph-count="13" meta:word-count="211" meta:character-count="1290"/>
    <meta:user-defined meta:name="Info 1"/>
    <meta:user-defined meta:name="Info 2"/>
    <meta:user-defined meta:name="Info 3"/>
    <meta:user-defined meta:name="Info 4"/>
  </office:meta>
</office:document-meta>
</file>